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01in"/>
    </style:style>
    <style:style style:name="co2" style:family="table-column">
      <style:table-column-properties fo:break-before="auto" style:column-width="0.7772in"/>
    </style:style>
    <style:style style:name="co3" style:family="table-column">
      <style:table-column-properties fo:break-before="auto" style:column-width="12.9264in"/>
    </style:style>
    <style:style style:name="co4" style:family="table-column">
      <style:table-column-properties fo:break-before="auto" style:column-width="4.0437in"/>
    </style:style>
    <style:style style:name="co5" style:family="table-column">
      <style:table-column-properties fo:break-before="auto" style:column-width="1.7063in"/>
    </style:style>
    <style:style style:name="co6" style:family="table-column">
      <style:table-column-properties fo:break-before="auto" style:column-width="0.428in"/>
    </style:style>
    <style:style style:name="co7" style:family="table-column">
      <style:table-column-properties fo:break-before="auto" style:column-width="13.2866in"/>
    </style:style>
    <style:style style:name="co8" style:family="table-column">
      <style:table-column-properties fo:break-before="auto" style:column-width="6.8189in"/>
    </style:style>
    <style:style style:name="co9" style:family="table-column">
      <style:table-column-properties fo:break-before="auto" style:column-width="5.9339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in_resume</text:p>
          </table:table-cell>
          <table:table-cell office:value-type="string">
            <text:p>title</text:p>
          </table:table-cell>
          <table:table-cell office:value-type="string">
            <text:p>loc</text:p>
          </table:table-cell>
          <table:table-cell office:value-type="string">
            <text:p>institution</text:p>
          </table:table-cell>
          <table:table-cell office:value-type="string">
            <text:p>start</text:p>
          </table:table-cell>
          <table:table-cell office:value-type="string">
            <text:p>end</text:p>
          </table:table-cell>
          <table:table-cell office:value-type="string">
            <text:p>description_1</text:p>
          </table:table-cell>
          <table:table-cell office:value-type="string">
            <text:p>description_2</text:p>
          </table:table-cell>
          <table:table-cell office:value-type="string">
            <text:p>description_3</text:p>
          </table:table-cell>
        </table:table-row>
        <table:table-row table:style-name="ro1">
          <table:table-cell office:value-type="string">
            <text:p>education</text:p>
          </table:table-cell>
          <table:table-cell office:value-type="string">
            <text:p>TRUE</text:p>
          </table:table-cell>
          <table:table-cell office:value-type="string">
            <text:p>Masters of Science, Program Evaluation and Data Analytics</text:p>
          </table:table-cell>
          <table:table-cell office:value-type="string">
            <text:p>Arizona State University</text:p>
          </table:table-cell>
          <table:table-cell office:value-type="string">
            <text:p>Tempe, AZ</text:p>
          </table:table-cell>
          <table:table-cell office:value-type="float" office:value="2020">
            <text:p>2020</text:p>
          </table:table-cell>
          <table:table-cell office:value-type="float" office:value="2023">
            <text:p>2023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string">
            <text:p>education</text:p>
          </table:table-cell>
          <table:table-cell office:value-type="string">
            <text:p>TRUE</text:p>
          </table:table-cell>
          <table:table-cell office:value-type="string">
            <text:p>B.S., Psychology (minor Statistics)</text:p>
          </table:table-cell>
          <table:table-cell office:value-type="string">
            <text:p>Brigham Young University – Idaho</text:p>
          </table:table-cell>
          <table:table-cell office:value-type="string">
            <text:p>Rexburg, ID</text:p>
          </table:table-cell>
          <table:table-cell office:value-type="float" office:value="2015">
            <text:p>2015</text:p>
          </table:table-cell>
          <table:table-cell office:value-type="float" office:value="2019">
            <text:p>2019</text:p>
          </table:table-cell>
          <table:table-cell table:number-columns-repeated="3" office:value-type="string">
            <text:p>NA</text:p>
          </table:table-cell>
        </table:table-row>
        <table:table-row table:style-name="ro1">
          <table:table-cell office:value-type="string">
            <text:p>research_positions</text:p>
          </table:table-cell>
          <table:table-cell office:value-type="string">
            <text:p>FALSE</text:p>
          </table:table-cell>
          <table:table-cell office:value-type="string">
            <text:p>Undergraduate Researcher</text:p>
          </table:table-cell>
          <table:table-cell office:value-type="string">
            <text:p>Rexburg Psychology Lab</text:p>
          </table:table-cell>
          <table:table-cell office:value-type="string">
            <text:p>Brigham Young University – Idaho</text:p>
          </table:table-cell>
          <table:table-cell table:number-columns-repeated="2" office:value-type="float" office:value="2016">
            <text:p>2016</text:p>
          </table:table-cell>
          <table:table-cell office:value-type="string">
            <text:p>Replication of “Wealth and Happiness across the World” at BYU – Idaho</text:p>
          </table:table-cell>
          <table:table-cell office:value-type="string">
            <text:p>Presented in BYU – Idaho's Research and Creative Works Conference</text:p>
          </table:table-cell>
          <table:table-cell office:value-type="string">
            <text:p>Rexburg, ID</text:p>
          </table:table-cell>
        </table:table-row>
        <table:table-row table:style-name="ro1">
          <table:table-cell office:value-type="string">
            <text:p>research_positions</text:p>
          </table:table-cell>
          <table:table-cell office:value-type="string">
            <text:p>FALSE</text:p>
          </table:table-cell>
          <table:table-cell office:value-type="string">
            <text:p>Undergraduate Researcher</text:p>
          </table:table-cell>
          <table:table-cell office:value-type="string">
            <text:p>Rexburg Psychology Lab</text:p>
          </table:table-cell>
          <table:table-cell office:value-type="string">
            <text:p>Brigham Young University – Idaho</text:p>
          </table:table-cell>
          <table:table-cell table:number-columns-repeated="2" office:value-type="float" office:value="2017">
            <text:p>2017</text:p>
          </table:table-cell>
          <table:table-cell office:value-type="string">
            <text:p>Replicating “Wealth and Happiness across the World”: A CREP Meta-Analysis</text:p>
          </table:table-cell>
          <table:table-cell office:value-type="string">
            <text:p>Presented at Rocky Mountain Psychological Association annual meeting</text:p>
          </table:table-cell>
          <table:table-cell office:value-type="string">
            <text:p>Salt Lake City, UT</text:p>
          </table:table-cell>
        </table:table-row>
        <table:table-row table:style-name="ro1">
          <table:table-cell office:value-type="string">
            <text:p>research_positions</text:p>
          </table:table-cell>
          <table:table-cell office:value-type="string">
            <text:p>FALSE</text:p>
          </table:table-cell>
          <table:table-cell office:value-type="string">
            <text:p>Undergraduate Researcher</text:p>
          </table:table-cell>
          <table:table-cell office:value-type="string">
            <text:p>Rexburg Psychology Lab</text:p>
          </table:table-cell>
          <table:table-cell office:value-type="string">
            <text:p>Brigham Young University – Idaho</text:p>
          </table:table-cell>
          <table:table-cell table:number-columns-repeated="2" office:value-type="float" office:value="2018">
            <text:p>2018</text:p>
          </table:table-cell>
          <table:table-cell office:value-type="string">
            <text:p>Social Media and its Effects: Perception of Electronic Nicotine Delivery Systems</text:p>
          </table:table-cell>
          <table:table-cell office:value-type="string">
            <text:p>Presented at Association for Psychological Science annual meeting</text:p>
          </table:table-cell>
          <table:table-cell office:value-type="string">
            <text:p>San Francisco, CA</text:p>
          </table:table-cell>
        </table:table-row>
        <table:table-row table:style-name="ro1">
          <table:table-cell office:value-type="string">
            <text:p>work_experience</text:p>
          </table:table-cell>
          <table:table-cell office:value-type="string">
            <text:p>TRUE</text:p>
          </table:table-cell>
          <table:table-cell office:value-type="string">
            <text:p>Shift Manager</text:p>
          </table:table-cell>
          <table:table-cell office:value-type="string">
            <text:p>Taco Bell</text:p>
          </table:table-cell>
          <table:table-cell office:value-type="string">
            <text:p>Burley, ID</text:p>
          </table:table-cell>
          <table:table-cell office:value-type="float" office:value="2019">
            <text:p>2019</text:p>
          </table:table-cell>
          <table:table-cell office:value-type="string">
            <text:p>Present</text:p>
          </table:table-cell>
          <table:table-cell office:value-type="string">
            <text:p>Used data with multiple variables to organize a crew of employees</text:p>
          </table:table-cell>
          <table:table-cell office:value-type="string">
            <text:p>Established, and monitored success parameters in order to ensure an efficient shift</text:p>
          </table:table-cell>
          <table:table-cell office:value-type="string">
            <text:p>Designed, coded, and maintained a system to monitor inventory and identify improvement areas</text:p>
          </table:table-cell>
        </table:table-row>
        <table:table-row table:style-name="ro2">
          <table:table-cell office:value-type="string">
            <text:p>work_experience</text:p>
          </table:table-cell>
          <table:table-cell office:value-type="string">
            <text:p>TRUE</text:p>
          </table:table-cell>
          <table:table-cell office:value-type="string">
            <text:p>Tutor for Research Methods</text:p>
          </table:table-cell>
          <table:table-cell office:value-type="string">
            <text:p>Brigham Young University – Idaho</text:p>
          </table:table-cell>
          <table:table-cell office:value-type="string">
            <text:p>Rexburg, ID</text:p>
          </table:table-cell>
          <table:table-cell office:value-type="float" office:value="2016">
            <text:p>2016</text:p>
          </table:table-cell>
          <table:table-cell office:value-type="float" office:value="2019">
            <text:p>2019</text:p>
          </table:table-cell>
          <table:table-cell office:value-type="string">
            <text:p>Trained students in statistical concepts on a group and individual level</text:p>
          </table:table-cell>
          <table:table-cell office:value-type="string">
            <text:p>Taught students to use statistical software</text:p>
          </table:table-cell>
          <table:table-cell office:value-type="string">
            <text:p>Explained complex concepts in a way that a novice would understand</text:p>
          </table:table-cell>
        </table:table-row>
        <table:table-row table:style-name="ro2">
          <table:table-cell office:value-type="string">
            <text:p>work_experience</text:p>
          </table:table-cell>
          <table:table-cell office:value-type="string">
            <text:p>FALSE</text:p>
          </table:table-cell>
          <table:table-cell office:value-type="string">
            <text:p>Customer Service Associate</text:p>
          </table:table-cell>
          <table:table-cell office:value-type="string">
            <text:p>Lowes</text:p>
          </table:table-cell>
          <table:table-cell office:value-type="string">
            <text:p>Twin Falls, ID</text:p>
          </table:table-cell>
          <table:table-cell office:value-type="string">
            <text:p>October 2019</text:p>
          </table:table-cell>
          <table:table-cell office:value-type="string">
            <text:p>January 2020</text:p>
          </table:table-cell>
          <table:table-cell table:number-columns-repeated="3"/>
        </table:table-row>
        <table:table-row table:style-name="ro2">
          <table:table-cell office:value-type="string">
            <text:p>work_experience</text:p>
          </table:table-cell>
          <table:table-cell office:value-type="string">
            <text:p>FALSE</text:p>
          </table:table-cell>
          <table:table-cell office:value-type="string">
            <text:p>Habilitative Support</text:p>
          </table:table-cell>
          <table:table-cell office:value-type="string">
            <text:p>A+ Solutions</text:p>
          </table:table-cell>
          <table:table-cell office:value-type="string">
            <text:p>Burley, ID</text:p>
          </table:table-cell>
          <table:table-cell office:value-type="string">
            <text:p>June 2019</text:p>
          </table:table-cell>
          <table:table-cell office:value-type="string">
            <text:p>September 2019</text:p>
          </table:table-cell>
          <table:table-cell table:number-columns-repeated="3"/>
        </table:table-row>
        <table:table-row table:style-name="ro2">
          <table:table-cell office:value-type="string">
            <text:p>work_experience</text:p>
          </table:table-cell>
          <table:table-cell office:value-type="string">
            <text:p>FALSE</text:p>
          </table:table-cell>
          <table:table-cell office:value-type="string">
            <text:p>Tutor for Applied Linear Regression</text:p>
          </table:table-cell>
          <table:table-cell office:value-type="string">
            <text:p>Brigham Young University – Idaho</text:p>
          </table:table-cell>
          <table:table-cell office:value-type="string">
            <text:p>Rexburg, ID</text:p>
          </table:table-cell>
          <table:table-cell office:value-type="float" office:value="2018">
            <text:p>2018</text:p>
          </table:table-cell>
          <table:table-cell office:value-type="float" office:value="2019">
            <text:p>2019</text:p>
          </table:table-cell>
          <table:table-cell table:number-columns-repeated="3"/>
        </table:table-row>
        <table:table-row table:style-name="ro2">
          <table:table-cell office:value-type="string">
            <text:p>work_experience</text:p>
          </table:table-cell>
          <table:table-cell office:value-type="string">
            <text:p>FALSE</text:p>
          </table:table-cell>
          <table:table-cell office:value-type="string">
            <text:p>Shift Manager</text:p>
          </table:table-cell>
          <table:table-cell office:value-type="string">
            <text:p>Taco Bell</text:p>
          </table:table-cell>
          <table:table-cell office:value-type="string">
            <text:p>Rexburg, ID</text:p>
          </table:table-cell>
          <table:table-cell office:value-type="float" office:value="2018">
            <text:p>2018</text:p>
          </table:table-cell>
          <table:table-cell office:value-type="float" office:value="2019">
            <text:p>2019</text:p>
          </table:table-cell>
          <table:table-cell table:number-columns-repeated="3"/>
        </table:table-row>
        <table:table-row table:style-name="ro2">
          <table:table-cell office:value-type="string">
            <text:p>work_experience</text:p>
          </table:table-cell>
          <table:table-cell office:value-type="string">
            <text:p>FALSE</text:p>
          </table:table-cell>
          <table:table-cell office:value-type="string">
            <text:p>Customer Service Representative</text:p>
          </table:table-cell>
          <table:table-cell office:value-type="string">
            <text:p>Kyani</text:p>
          </table:table-cell>
          <table:table-cell office:value-type="string">
            <text:p>Rexburg, ID</text:p>
          </table:table-cell>
          <table:table-cell office:value-type="float" office:value="2016">
            <text:p>2016</text:p>
          </table:table-cell>
          <table:table-cell office:value-type="float" office:value="2017">
            <text:p>2017</text:p>
          </table:table-cell>
          <table:table-cell table:number-columns-repeated="3"/>
        </table:table-row>
        <table:table-row table:style-name="ro2">
          <table:table-cell office:value-type="string">
            <text:p>work_experience</text:p>
          </table:table-cell>
          <table:table-cell office:value-type="string">
            <text:p>FALSE</text:p>
          </table:table-cell>
          <table:table-cell office:value-type="string">
            <text:p>Shift Supervisor</text:p>
          </table:table-cell>
          <table:table-cell office:value-type="string">
            <text:p>Brigham Young University – Idaho</text:p>
          </table:table-cell>
          <table:table-cell office:value-type="string">
            <text:p>Rexburg, ID</text:p>
          </table:table-cell>
          <table:table-cell office:value-type="string">
            <text:p>February 2016</text:p>
          </table:table-cell>
          <table:table-cell office:value-type="string">
            <text:p>September 2016</text:p>
          </table:table-cell>
          <table:table-cell table:number-columns-repeated="3"/>
        </table:table-row>
        <table:table-row table:style-name="ro2">
          <table:table-cell office:value-type="string">
            <text:p>citi_certification</text:p>
          </table:table-cell>
          <table:table-cell office:value-type="string">
            <text:p>TRUE</text:p>
          </table:table-cell>
          <table:table-cell office:value-type="string">
            <text:p>Working with IACUC</text:p>
          </table:table-cell>
          <table:table-cell office:value-type="string">
            <text:p>Brigham Young University – Idaho</text:p>
          </table:table-cell>
          <table:table-cell office:value-type="string">
            <text:p>Rexburg, ID</text:p>
          </table:table-cell>
          <table:table-cell table:number-columns-repeated="2"/>
          <table:table-cell office:value-type="string">
            <text:p>Completed January 2018</text:p>
          </table:table-cell>
          <table:table-cell table:number-columns-repeated="2"/>
        </table:table-row>
        <table:table-row table:style-name="ro2">
          <table:table-cell office:value-type="string">
            <text:p>citi_certification</text:p>
          </table:table-cell>
          <table:table-cell office:value-type="string">
            <text:p>TRUE</text:p>
          </table:table-cell>
          <table:table-cell office:value-type="string">
            <text:p>Initial Biosafety Training</text:p>
          </table:table-cell>
          <table:table-cell office:value-type="string">
            <text:p>Brigham Young University – Idaho</text:p>
          </table:table-cell>
          <table:table-cell office:value-type="string">
            <text:p>Rexburg, ID</text:p>
          </table:table-cell>
          <table:table-cell table:number-columns-repeated="2"/>
          <table:table-cell office:value-type="string">
            <text:p>Completed January 2018</text:p>
          </table:table-cell>
          <table:table-cell table:number-columns-repeated="2"/>
        </table:table-row>
        <table:table-row table:style-name="ro2">
          <table:table-cell office:value-type="string">
            <text:p>citi_certification</text:p>
          </table:table-cell>
          <table:table-cell office:value-type="string">
            <text:p>TRUE</text:p>
          </table:table-cell>
          <table:table-cell office:value-type="string">
            <text:p>Reducing Pain and Distress in Laboratory Mice and Rats</text:p>
          </table:table-cell>
          <table:table-cell office:value-type="string">
            <text:p>Brigham Young University – Idaho</text:p>
          </table:table-cell>
          <table:table-cell office:value-type="string">
            <text:p>Rexburg, ID</text:p>
          </table:table-cell>
          <table:table-cell table:number-columns-repeated="2"/>
          <table:table-cell office:value-type="string">
            <text:p>Completed January 2018</text:p>
          </table:table-cell>
          <table:table-cell table:number-columns-repeated="2"/>
        </table:table-row>
        <table:table-row table:style-name="ro2">
          <table:table-cell office:value-type="string">
            <text:p>citi_certification</text:p>
          </table:table-cell>
          <table:table-cell office:value-type="string">
            <text:p>TRUE</text:p>
          </table:table-cell>
          <table:table-cell office:value-type="string">
            <text:p>Working with Rats in Research Settings</text:p>
          </table:table-cell>
          <table:table-cell office:value-type="string">
            <text:p>Brigham Young University – Idaho</text:p>
          </table:table-cell>
          <table:table-cell office:value-type="string">
            <text:p>Rexburg, ID</text:p>
          </table:table-cell>
          <table:table-cell table:number-columns-repeated="2"/>
          <table:table-cell office:value-type="string">
            <text:p>Completed January 2018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02">03/02/2021</text:date>, <text:time>20:3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1-03-02T20:38:01.17</dc:date>
    <dc:creator>Nicholas Davis</dc:creator>
    <meta:editing-duration>PT44M8S</meta:editing-duration>
    <meta:editing-cycles>4</meta:editing-cycles>
    <meta:document-statistic meta:table-count="1" meta:cell-count="146" meta:object-count="0"/>
  </office:meta>
</office:document-meta>
</file>